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7.99pt"/>
    </style:style>
    <style:style style:name="co3" style:family="table-column">
      <style:table-column-properties fo:break-before="auto" style:column-width="98.25pt"/>
    </style:style>
    <style:style style:name="co4" style:family="table-column">
      <style:table-column-properties fo:break-before="auto" style:column-width="106.5pt"/>
    </style:style>
    <style:style style:name="co5" style:family="table-column">
      <style:table-column-properties fo:break-before="auto" style:column-width="105.76pt"/>
    </style:style>
    <style:style style:name="co6" style:family="table-column">
      <style:table-column-properties fo:break-before="auto" style:column-width="101.34pt"/>
    </style:style>
    <style:style style:name="co7" style:family="table-column">
      <style:table-column-properties fo:break-before="auto" style:column-width="55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 style:data-style-name="N2"/>
    <style:style style:name="ce3" style:family="table-cell" style:parent-style-name="Default" style:data-style-name="N135"/>
    <style:style style:name="ce4" style:family="table-cell" style:parent-style-name="Default" style:data-style-name="N99"/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124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Ph sensor</text:p>
          </table:table-cell>
          <table:covered-table-cell table:number-columns-repeated="4" table:style-name="Default"/>
          <table:table-cell/>
          <table:table-cell table:style-name="ce1" office:value-type="string" calcext:value-type="string" table:number-columns-spanned="11" table:number-rows-spanned="1">
            <text:p>Ph control</text:p>
          </table:table-cell>
          <table:covered-table-cell table:number-columns-repeated="10"/>
        </table:table-row>
        <table:table-row table:style-name="ro1">
          <table:table-cell/>
          <table:table-cell office:value-type="string" calcext:value-type="string">
            <text:p>d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/>
          <table:table-cell table:style-name="Default" office:value-type="string" calcext:value-type="string">
            <text:p>weight</text:p>
          </table:table-cell>
          <table:table-cell table:style-name="Default" office:value-type="float" office:value="0.9" calcext:value-type="float">
            <text:p>0.9</text:p>
          </table:table-cell>
          <table:table-cell table:number-columns-repeated="2"/>
          <table:table-cell office:value-type="string" calcext:value-type="string">
            <text:p>dt</text:p>
          </table:table-cell>
          <table:table-cell office:value-type="float" office:value="0.1" calcext:value-type="float">
            <text:p>0.1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ale amp</text:p>
          </table:table-cell>
          <table:table-cell table:style-name="Default" office:value-type="float" office:value="0.057" calcext:value-type="float">
            <text:p>0.057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control_every</text:p>
          </table:table-cell>
          <table:table-cell office:value-type="float" office:value="0.15" calcext:value-type="float">
            <text:p>0.1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cale time</text:p>
          </table:table-cell>
          <table:table-cell table:style-name="ce2" office:value-type="float" office:value="0.25" calcext:value-type="float">
            <text:p>0.25</text:p>
          </table:table-cell>
          <table:table-cell table:style-name="Default" table:number-columns-repeated="3"/>
          <table:table-cell table:number-columns-repeated="2"/>
          <table:table-cell office:value-type="string" calcext:value-type="string">
            <text:p>warmup</text:p>
          </table:table-cell>
          <table:table-cell office:value-type="float" office:value="0.25" calcext:value-type="float">
            <text:p>0.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n_ph</text:p>
          </table:table-cell>
          <table:table-cell office:value-type="float" office:value="5.8" calcext:value-type="float">
            <text:p>5.8</text:p>
          </table:table-cell>
          <table:table-cell table:number-columns-repeated="6"/>
          <table:table-cell office:value-type="string" calcext:value-type="string">
            <text:p>ph to V m</text:p>
          </table:table-cell>
          <table:table-cell office:value-type="float" office:value="0.057" calcext:value-type="float">
            <text:p>0.057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$C$3]*SIN([.$C$4]*[.B6])" office:value-type="float" office:value="0" calcext:value-type="float">
            <text:p>0.000000000000000</text:p>
          </table:table-cell>
          <table:table-cell table:formula="of:=[.C6]/0.057+7" office:value-type="float" office:value="7" calcext:value-type="float">
            <text:p>7.000000000000000</text:p>
          </table:table-cell>
          <table:table-cell table:formula="of:=[.E5]*[.$F$2]+[.C6]*(1-[.$F$2])" office:value-type="float" office:value="0" calcext:value-type="float">
            <text:p>0.000000000000000</text:p>
          </table:table-cell>
          <table:table-cell table:formula="of:=[.F5]*[.$F$2]+[.D6]*(1-[.$F$2])" office:value-type="float" office:value="7" calcext:value-type="float">
            <text:p>7.000000000000000</text:p>
          </table:table-cell>
          <table:table-cell table:number-columns-repeated="2"/>
          <table:table-cell office:value-type="string" calcext:value-type="string">
            <text:p>max_ph</text:p>
          </table:table-cell>
          <table:table-cell office:value-type="float" office:value="6.2" calcext:value-type="float">
            <text:p>6.2</text:p>
          </table:table-cell>
          <table:table-cell table:number-columns-repeated="6"/>
          <table:table-cell office:value-type="string" calcext:value-type="string">
            <text:p>ph to V b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formula="of:=[.B6]+[.$C$2]" office:value-type="float" office:value="1" calcext:value-type="float">
            <text:p>1</text:p>
          </table:table-cell>
          <table:table-cell table:formula="of:=[.$C$3]*SIN([.$C$4]*[.B7])" office:value-type="float" office:value="0.0141020256775078" calcext:value-type="float">
            <text:p>0.014102025677508</text:p>
          </table:table-cell>
          <table:table-cell table:formula="of:=[.C7]/0.057+7" office:value-type="float" office:value="7.24740395925452" calcext:value-type="float">
            <text:p>7.247403959254520</text:p>
          </table:table-cell>
          <table:table-cell table:formula="of:=[.E6]*[.$F$2]+[.C7]*(1-[.$F$2])" office:value-type="float" office:value="0.00141020256775078" calcext:value-type="float">
            <text:p>0.001410202567751</text:p>
          </table:table-cell>
          <table:table-cell table:formula="of:=[.F6]*[.$F$2]+[.D7]*(1-[.$F$2])" office:value-type="float" office:value="7.02474039592545" calcext:value-type="float">
            <text:p>7.024740395925450</text:p>
          </table:table-cell>
          <table:table-cell table:number-columns-repeated="12"/>
        </table:table-row>
        <table:table-row table:style-name="ro1">
          <table:table-cell/>
          <table:table-cell table:formula="of:=[.B7]+[.$C$2]" office:value-type="float" office:value="2" calcext:value-type="float">
            <text:p>2</text:p>
          </table:table-cell>
          <table:table-cell table:formula="of:=[.$C$3]*SIN([.$C$4]*[.B8])" office:value-type="float" office:value="0.0273272557004396" calcext:value-type="float">
            <text:p>0.027327255700440</text:p>
          </table:table-cell>
          <table:table-cell table:formula="of:=[.C8]/0.057+7" office:value-type="float" office:value="7.4794255386042" calcext:value-type="float">
            <text:p>7.479425538604200</text:p>
          </table:table-cell>
          <table:table-cell table:formula="of:=[.E7]*[.$F$2]+[.C8]*(1-[.$F$2])" office:value-type="float" office:value="0.00400190788101966" calcext:value-type="float">
            <text:p>0.004001907881020</text:p>
          </table:table-cell>
          <table:table-cell table:formula="of:=[.F7]*[.$F$2]+[.D8]*(1-[.$F$2])" office:value-type="float" office:value="7.07020891019333" calcext:value-type="float">
            <text:p>7.070208910193330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ast warmup?</text:p>
          </table:table-cell>
          <table:table-cell office:value-type="string" calcext:value-type="string">
            <text:p>ph_up?</text:p>
          </table:table-cell>
          <table:table-cell office:value-type="string" calcext:value-type="string">
            <text:p>ph_down?</text:p>
          </table:table-cell>
          <table:table-cell table:number-columns-repeated="5"/>
        </table:table-row>
        <table:table-row table:style-name="ro1">
          <table:table-cell/>
          <table:table-cell table:formula="of:=[.B8]+[.$C$2]" office:value-type="float" office:value="3" calcext:value-type="float">
            <text:p>3</text:p>
          </table:table-cell>
          <table:table-cell table:formula="of:=[.$C$3]*SIN([.$C$4]*[.B9])" office:value-type="float" office:value="0.03885340932133" calcext:value-type="float">
            <text:p>0.038853409321330</text:p>
          </table:table-cell>
          <table:table-cell table:formula="of:=[.C9]/0.057+7" office:value-type="float" office:value="7.68163876002333" calcext:value-type="float">
            <text:p>7.681638760023330</text:p>
          </table:table-cell>
          <table:table-cell table:formula="of:=[.E8]*[.$F$2]+[.C9]*(1-[.$F$2])" office:value-type="float" office:value="0.0074870580250507" calcext:value-type="float">
            <text:p>0.007487058025051</text:p>
          </table:table-cell>
          <table:table-cell table:formula="of:=[.F8]*[.$F$2]+[.D9]*(1-[.$F$2])" office:value-type="float" office:value="7.13135189517633" calcext:value-type="float">
            <text:p>7.13135189517633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style-name="ce4" table:formula="of:=IF([.I9]&gt;[.$J$4])" office:value-type="boolean" office:boolean-value="false" calcext:value-type="boolean">
            <text:p>FALSE</text:p>
          </table:table-cell>
          <table:table-cell table:style-name="ce4" table:formula="of:=IF([.J9]&lt;[.$J$5])" office:value-type="boolean" office:boolean-value="false" calcext:value-type="boolean">
            <text:p>FALSE</text:p>
          </table:table-cell>
          <table:table-cell table:style-name="ce4" table:formula="of:=IF([.J9]&gt;[.$J$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formula="of:=([.J9]-[.$R$6])*[.$R$5]" office:value-type="float" office:value="-0.057" calcext:value-type="float">
            <text:p>-0.057</text:p>
          </table:table-cell>
        </table:table-row>
        <table:table-row table:style-name="ro1">
          <table:table-cell/>
          <table:table-cell table:formula="of:=[.B9]+[.$C$2]" office:value-type="float" office:value="4" calcext:value-type="float">
            <text:p>4</text:p>
          </table:table-cell>
          <table:table-cell table:formula="of:=[.$C$3]*SIN([.$C$4]*[.B10])" office:value-type="float" office:value="0.0479638461340501" calcext:value-type="float">
            <text:p>0.047963846134050</text:p>
          </table:table-cell>
          <table:table-cell table:formula="of:=[.C10]/0.057+7" office:value-type="float" office:value="7.8414709848079" calcext:value-type="float">
            <text:p>7.841470984807900</text:p>
          </table:table-cell>
          <table:table-cell table:formula="of:=[.E9]*[.$F$2]+[.C10]*(1-[.$F$2])" office:value-type="float" office:value="0.0115347368359506" calcext:value-type="float">
            <text:p>0.011534736835951</text:p>
          </table:table-cell>
          <table:table-cell table:formula="of:=[.F9]*[.$F$2]+[.D10]*(1-[.$F$2])" office:value-type="float" office:value="7.20236380413948" calcext:value-type="float">
            <text:p>7.202363804139480</text:p>
          </table:table-cell>
          <table:table-cell/>
          <table:table-cell office:value-type="float" office:value="1" calcext:value-type="float">
            <text:p>1</text:p>
          </table:table-cell>
          <table:table-cell table:formula="of:=[.I9]+[.$J$2]" office:value-type="float" office:value="0.1" calcext:value-type="float">
            <text:p>0.1</text:p>
          </table:table-cell>
          <table:table-cell office:value-type="float" office:value="4" calcext:value-type="float">
            <text:p>4</text:p>
          </table:table-cell>
          <table:table-cell table:style-name="ce4" table:formula="of:=IF([.I10]&gt;[.$J$4])" office:value-type="boolean" office:boolean-value="false" calcext:value-type="boolean">
            <text:p>FALSE</text:p>
          </table:table-cell>
          <table:table-cell table:style-name="ce4" table:formula="of:=IF([.J10]&lt;[.$J$5])" office:value-type="boolean" office:boolean-value="true" calcext:value-type="boolean">
            <text:p>TRUE</text:p>
          </table:table-cell>
          <table:table-cell table:style-name="ce4" table:formula="of:=IF([.J10]&gt;[.$J$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formula="of:=([.J10]-[.$R$6])*[.$R$5]" office:value-type="float" office:value="-0.171" calcext:value-type="float">
            <text:p>-0.171</text:p>
          </table:table-cell>
        </table:table-row>
        <table:table-row table:style-name="ro1">
          <table:table-cell/>
          <table:table-cell table:formula="of:=[.B10]+[.$C$2]" office:value-type="float" office:value="5" calcext:value-type="float">
            <text:p>5</text:p>
          </table:table-cell>
          <table:table-cell table:formula="of:=[.$C$3]*SIN([.$C$4]*[.B11])" office:value-type="float" office:value="0.0540921233032684" calcext:value-type="float">
            <text:p>0.054092123303268</text:p>
          </table:table-cell>
          <table:table-cell table:formula="of:=[.C11]/0.057+7" office:value-type="float" office:value="7.94898461935559" calcext:value-type="float">
            <text:p>7.948984619355590</text:p>
          </table:table-cell>
          <table:table-cell table:formula="of:=[.E10]*[.$F$2]+[.C11]*(1-[.$F$2])" office:value-type="float" office:value="0.0157904754826824" calcext:value-type="float">
            <text:p>0.015790475482682</text:p>
          </table:table-cell>
          <table:table-cell table:formula="of:=[.F10]*[.$F$2]+[.D11]*(1-[.$F$2])" office:value-type="float" office:value="7.27702588566109" calcext:value-type="float">
            <text:p>7.277025885661090</text:p>
          </table:table-cell>
          <table:table-cell/>
          <table:table-cell office:value-type="float" office:value="2" calcext:value-type="float">
            <text:p>2</text:p>
          </table:table-cell>
          <table:table-cell table:formula="of:=[.I10]+[.$J$2]"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table:style-name="ce4" table:formula="of:=IF([.I11]&gt;[.$J$4])" office:value-type="boolean" office:boolean-value="false" calcext:value-type="boolean">
            <text:p>FALSE</text:p>
          </table:table-cell>
          <table:table-cell table:style-name="ce4" table:formula="of:=IF([.J11]&lt;[.$J$5])" office:value-type="boolean" office:boolean-value="false" calcext:value-type="boolean">
            <text:p>FALSE</text:p>
          </table:table-cell>
          <table:table-cell table:style-name="ce4" table:formula="of:=IF([.J11]&gt;[.$J$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Tests if warmup is working, should not have anything in the results file</text:p>
          </table:table-cell>
          <table:table-cell table:number-columns-repeated="2"/>
          <table:table-cell table:formula="of:=([.J11]-[.$R$6])*[.$R$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1]+[.$C$2]" office:value-type="float" office:value="6" calcext:value-type="float">
            <text:p>6</text:p>
          </table:table-cell>
          <table:table-cell table:formula="of:=[.$C$3]*SIN([.$C$4]*[.B12])" office:value-type="float" office:value="0.0568572142364311" calcext:value-type="float">
            <text:p>0.056857214236431</text:p>
          </table:table-cell>
          <table:table-cell table:formula="of:=[.C12]/0.057+7" office:value-type="float" office:value="7.99749498660405" calcext:value-type="float">
            <text:p>7.997494986604050</text:p>
          </table:table-cell>
          <table:table-cell table:formula="of:=[.E11]*[.$F$2]+[.C12]*(1-[.$F$2])" office:value-type="float" office:value="0.0198971493580573" calcext:value-type="float">
            <text:p>0.019897149358057</text:p>
          </table:table-cell>
          <table:table-cell table:formula="of:=[.F11]*[.$F$2]+[.D12]*(1-[.$F$2])" office:value-type="float" office:value="7.34907279575539" calcext:value-type="float">
            <text:p>7.349072795755390</text:p>
          </table:table-cell>
          <table:table-cell/>
          <table:table-cell office:value-type="float" office:value="3" calcext:value-type="float">
            <text:p>3</text:p>
          </table:table-cell>
          <table:table-cell table:formula="of:=[.I11]+[.$J$2]" office:value-type="float" office:value="0.3" calcext:value-type="float">
            <text:p>0.3</text:p>
          </table:table-cell>
          <table:table-cell office:value-type="float" office:value="6" calcext:value-type="float">
            <text:p>6</text:p>
          </table:table-cell>
          <table:table-cell table:style-name="ce4" table:formula="of:=IF([.I12]&gt;[.$J$4])" office:value-type="boolean" office:boolean-value="true" calcext:value-type="boolean">
            <text:p>TRUE</text:p>
          </table:table-cell>
          <table:table-cell table:style-name="ce4" table:formula="of:=IF([.J12]&lt;[.$J$5])" office:value-type="boolean" office:boolean-value="false" calcext:value-type="boolean">
            <text:p>FALSE</text:p>
          </table:table-cell>
          <table:table-cell table:style-name="ce4" table:formula="of:=IF([.J12]&gt;[.$J$6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2"/>
          <table:table-cell table:formula="of:=([.J12]-[.$R$6])*[.$R$5]" office:value-type="float" office:value="-0.057" calcext:value-type="float">
            <text:p>-0.057</text:p>
          </table:table-cell>
        </table:table-row>
        <table:table-row table:style-name="ro1">
          <table:table-cell/>
          <table:table-cell table:formula="of:=[.B12]+[.$C$2]" office:value-type="float" office:value="7" calcext:value-type="float">
            <text:p>7</text:p>
          </table:table-cell>
          <table:table-cell table:formula="of:=[.$C$3]*SIN([.$C$4]*[.B13])" office:value-type="float" office:value="0.0560871989718144" calcext:value-type="float">
            <text:p>0.056087198971814</text:p>
          </table:table-cell>
          <table:table-cell table:formula="of:=[.C13]/0.057+7" office:value-type="float" office:value="7.98398594687394" calcext:value-type="float">
            <text:p>7.983985946873940</text:p>
          </table:table-cell>
          <table:table-cell table:formula="of:=[.E12]*[.$F$2]+[.C13]*(1-[.$F$2])" office:value-type="float" office:value="0.023516154319433" calcext:value-type="float">
            <text:p>0.023516154319433</text:p>
          </table:table-cell>
          <table:table-cell table:formula="of:=[.F12]*[.$F$2]+[.D13]*(1-[.$F$2])" office:value-type="float" office:value="7.41256411086725" calcext:value-type="float">
            <text:p>7.412564110867250</text:p>
          </table:table-cell>
          <table:table-cell/>
          <table:table-cell office:value-type="float" office:value="4" calcext:value-type="float">
            <text:p>4</text:p>
          </table:table-cell>
          <table:table-cell table:formula="of:=[.I12]+[.$J$2]" office:value-type="float" office:value="0.4" calcext:value-type="float">
            <text:p>0.4</text:p>
          </table:table-cell>
          <table:table-cell office:value-type="float" office:value="4" calcext:value-type="float">
            <text:p>4</text:p>
          </table:table-cell>
          <table:table-cell table:style-name="ce4" table:formula="of:=IF([.I13]&gt;[.$J$4])" office:value-type="boolean" office:boolean-value="true" calcext:value-type="boolean">
            <text:p>TRUE</text:p>
          </table:table-cell>
          <table:table-cell table:style-name="ce4" table:formula="of:=IF([.J13]&lt;[.$J$5])" office:value-type="boolean" office:boolean-value="true" calcext:value-type="boolean">
            <text:p>TRUE</text:p>
          </table:table-cell>
          <table:table-cell table:style-name="ce4" table:formula="of:=IF([.J13]&gt;[.$J$6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ll dispense from ph up</text:p>
          </table:table-cell>
          <table:table-cell table:number-columns-repeated="2"/>
          <table:table-cell table:formula="of:=([.J13]-[.$R$6])*[.$R$5]" office:value-type="float" office:value="-0.171" calcext:value-type="float">
            <text:p>-0.171</text:p>
          </table:table-cell>
        </table:table-row>
        <table:table-row table:style-name="ro1">
          <table:table-cell/>
          <table:table-cell table:formula="of:=[.B13]+[.$C$2]" office:value-type="float" office:value="8" calcext:value-type="float">
            <text:p>8</text:p>
          </table:table-cell>
          <table:table-cell table:formula="of:=[.$C$3]*SIN([.$C$4]*[.B14])" office:value-type="float" office:value="0.0518299533290639" calcext:value-type="float">
            <text:p>0.051829953329064</text:p>
          </table:table-cell>
          <table:table-cell table:formula="of:=[.C14]/0.057+7" office:value-type="float" office:value="7.90929742682568" calcext:value-type="float">
            <text:p>7.909297426825680</text:p>
          </table:table-cell>
          <table:table-cell table:formula="of:=[.E13]*[.$F$2]+[.C14]*(1-[.$F$2])" office:value-type="float" office:value="0.0263475342203961" calcext:value-type="float">
            <text:p>0.026347534220396</text:p>
          </table:table-cell>
          <table:table-cell table:formula="of:=[.F13]*[.$F$2]+[.D14]*(1-[.$F$2])" office:value-type="float" office:value="7.46223744246309" calcext:value-type="float">
            <text:p>7.462237442463090</text:p>
          </table:table-cell>
          <table:table-cell/>
          <table:table-cell office:value-type="float" office:value="5" calcext:value-type="float">
            <text:p>5</text:p>
          </table:table-cell>
          <table:table-cell table:formula="of:=[.I13]+[.$J$2]" office:value-type="float" office:value="0.5" calcext:value-type="float">
            <text:p>0.5</text:p>
          </table:table-cell>
          <table:table-cell office:value-type="float" office:value="4" calcext:value-type="float">
            <text:p>4</text:p>
          </table:table-cell>
          <table:table-cell table:style-name="ce4" table:formula="of:=IF([.I14]&gt;[.$J$4])" office:value-type="boolean" office:boolean-value="true" calcext:value-type="boolean">
            <text:p>TRUE</text:p>
          </table:table-cell>
          <table:table-cell table:style-name="ce4" table:formula="of:=IF([.J14]&lt;[.$J$5])" office:value-type="boolean" office:boolean-value="true" calcext:value-type="boolean">
            <text:p>TRUE</text:p>
          </table:table-cell>
          <table:table-cell table:style-name="ce4" table:formula="of:=IF([.J14]&gt;[.$J$6])" office:value-type="boolean" office:boolean-value="false" calcext:value-type="boolean">
            <text:p>FALSE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formula="of:=([.J14]-[.$R$6])*[.$R$5]" office:value-type="float" office:value="-0.171" calcext:value-type="float">
            <text:p>-0.171</text:p>
          </table:table-cell>
        </table:table-row>
        <table:table-row table:style-name="ro1">
          <table:table-cell/>
          <table:table-cell table:formula="of:=[.B14]+[.$C$2]" office:value-type="float" office:value="9" calcext:value-type="float">
            <text:p>9</text:p>
          </table:table-cell>
          <table:table-cell table:formula="of:=[.$C$3]*SIN([.$C$4]*[.B15])" office:value-type="float" office:value="0.0443501722226115" calcext:value-type="float">
            <text:p>0.044350172222612</text:p>
          </table:table-cell>
          <table:table-cell table:formula="of:=[.C15]/0.057+7" office:value-type="float" office:value="7.77807319688792" calcext:value-type="float">
            <text:p>7.778073196887920</text:p>
          </table:table-cell>
          <table:table-cell table:formula="of:=[.E14]*[.$F$2]+[.C15]*(1-[.$F$2])" office:value-type="float" office:value="0.0281477980206176" calcext:value-type="float">
            <text:p>0.028147798020618</text:p>
          </table:table-cell>
          <table:table-cell table:formula="of:=[.F14]*[.$F$2]+[.D15]*(1-[.$F$2])" office:value-type="float" office:value="7.49382101790557" calcext:value-type="float">
            <text:p>7.493821017905570</text:p>
          </table:table-cell>
          <table:table-cell/>
          <table:table-cell office:value-type="float" office:value="6" calcext:value-type="float">
            <text:p>6</text:p>
          </table:table-cell>
          <table:table-cell table:formula="of:=[.I14]+[.$J$2]" office:value-type="float" office:value="0.6" calcext:value-type="float">
            <text:p>0.6</text:p>
          </table:table-cell>
          <table:table-cell office:value-type="float" office:value="6" calcext:value-type="float">
            <text:p>6</text:p>
          </table:table-cell>
          <table:table-cell table:style-name="ce4" table:formula="of:=IF([.I15]&gt;[.$J$4])" office:value-type="boolean" office:boolean-value="true" calcext:value-type="boolean">
            <text:p>TRUE</text:p>
          </table:table-cell>
          <table:table-cell table:style-name="ce4" table:formula="of:=IF([.J15]&lt;[.$J$5])" office:value-type="boolean" office:boolean-value="false" calcext:value-type="boolean">
            <text:p>FALSE</text:p>
          </table:table-cell>
          <table:table-cell table:style-name="ce4" table:formula="of:=IF([.J15]&gt;[.$J$6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2"/>
          <table:table-cell table:formula="of:=([.J15]-[.$R$6])*[.$R$5]" office:value-type="float" office:value="-0.057" calcext:value-type="float">
            <text:p>-0.057</text:p>
          </table:table-cell>
        </table:table-row>
        <table:table-row table:style-name="ro1">
          <table:table-cell/>
          <table:table-cell table:formula="of:=[.B15]+[.$C$2]" office:value-type="float" office:value="10" calcext:value-type="float">
            <text:p>10</text:p>
          </table:table-cell>
          <table:table-cell table:formula="of:=[.$C$3]*SIN([.$C$4]*[.B16])" office:value-type="float" office:value="0.0341129122139255" calcext:value-type="float">
            <text:p>0.034112912213926</text:p>
          </table:table-cell>
          <table:table-cell table:formula="of:=[.C16]/0.057+7" office:value-type="float" office:value="7.59847214410396" calcext:value-type="float">
            <text:p>7.598472144103960</text:p>
          </table:table-cell>
          <table:table-cell table:formula="of:=[.E15]*[.$F$2]+[.C16]*(1-[.$F$2])" office:value-type="float" office:value="0.0287443094399484" calcext:value-type="float">
            <text:p>0.028744309439948</text:p>
          </table:table-cell>
          <table:table-cell table:formula="of:=[.F15]*[.$F$2]+[.D16]*(1-[.$F$2])" office:value-type="float" office:value="7.50428613052541" calcext:value-type="float">
            <text:p>7.504286130525410</text:p>
          </table:table-cell>
          <table:table-cell/>
          <table:table-cell office:value-type="float" office:value="7" calcext:value-type="float">
            <text:p>7</text:p>
          </table:table-cell>
          <table:table-cell table:formula="of:=[.I15]+[.$J$2]" office:value-type="float" office:value="0.7" calcext:value-type="float">
            <text:p>0.7</text:p>
          </table:table-cell>
          <table:table-cell office:value-type="float" office:value="7" calcext:value-type="float">
            <text:p>7</text:p>
          </table:table-cell>
          <table:table-cell table:style-name="ce4" table:formula="of:=IF([.I16]&gt;[.$J$4])" office:value-type="boolean" office:boolean-value="true" calcext:value-type="boolean">
            <text:p>TRUE</text:p>
          </table:table-cell>
          <table:table-cell table:style-name="ce4" table:formula="of:=IF([.J16]&lt;[.$J$5])" office:value-type="boolean" office:boolean-value="false" calcext:value-type="boolean">
            <text:p>FALSE</text:p>
          </table:table-cell>
          <table:table-cell table:style-name="ce4" table:formula="of:=IF([.J16]&gt;[.$J$6])" office:value-type="boolean" office:boolean-value="true" calcext:value-type="boolean">
            <text:p>TRU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will dispense from ph down</text:p>
          </table:table-cell>
          <table:table-cell table:number-columns-repeated="2"/>
          <table:table-cell table:formula="of:=([.J16]-[.$R$6])*[.$R$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6]+[.$C$2]" office:value-type="float" office:value="11" calcext:value-type="float">
            <text:p>11</text:p>
          </table:table-cell>
          <table:table-cell table:formula="of:=[.$C$3]*SIN([.$C$4]*[.B17])" office:value-type="float" office:value="0.0217546765469829" calcext:value-type="float">
            <text:p>0.021754676546983</text:p>
          </table:table-cell>
          <table:table-cell table:formula="of:=[.C17]/0.057+7" office:value-type="float" office:value="7.38166099205233" calcext:value-type="float">
            <text:p>7.381660992052330</text:p>
          </table:table-cell>
          <table:table-cell table:formula="of:=[.E16]*[.$F$2]+[.C17]*(1-[.$F$2])" office:value-type="float" office:value="0.0280453461506519" calcext:value-type="float">
            <text:p>0.028045346150652</text:p>
          </table:table-cell>
          <table:table-cell table:formula="of:=[.F16]*[.$F$2]+[.D17]*(1-[.$F$2])" office:value-type="float" office:value="7.4920236166781" calcext:value-type="float">
            <text:p>7.492023616678100</text:p>
          </table:table-cell>
          <table:table-cell/>
          <table:table-cell office:value-type="float" office:value="8" calcext:value-type="float">
            <text:p>8</text:p>
          </table:table-cell>
          <table:table-cell table:formula="of:=[.I16]+[.$J$2]"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table:style-name="ce4" table:formula="of:=IF([.I17]&gt;[.$J$4])" office:value-type="boolean" office:boolean-value="true" calcext:value-type="boolean">
            <text:p>TRUE</text:p>
          </table:table-cell>
          <table:table-cell table:style-name="ce4" table:formula="of:=IF([.J17]&lt;[.$J$5])" office:value-type="boolean" office:boolean-value="false" calcext:value-type="boolean">
            <text:p>FALSE</text:p>
          </table:table-cell>
          <table:table-cell table:style-name="ce4" table:formula="of:=IF([.J17]&gt;[.$J$6])" office:value-type="boolean" office:boolean-value="true" calcext:value-type="boolean">
            <text:p>TRUE</text:p>
          </table:table-cell>
          <table:table-cell/>
          <table:table-cell office:value-type="string" calcext:value-type="string">
            <text:p>Verify control_every works, even when an adjustment is indicated</text:p>
          </table:table-cell>
          <table:table-cell table:number-columns-repeated="2"/>
          <table:table-cell table:formula="of:=([.J17]-[.$R$6])*[.$R$5]" office:value-type="float" office:value="0" calcext:value-type="float">
            <text:p>0</text:p>
          </table:table-cell>
        </table:table-row>
        <table:table-row table:style-name="ro1">
          <table:table-cell/>
          <table:table-cell table:formula="of:=[.B17]+[.$C$2]" office:value-type="float" office:value="12" calcext:value-type="float">
            <text:p>12</text:p>
          </table:table-cell>
          <table:table-cell table:formula="of:=[.$C$3]*SIN([.$C$4]*[.B18])" office:value-type="float" office:value="0.00804384045941243" calcext:value-type="float">
            <text:p>0.008043840459412</text:p>
          </table:table-cell>
          <table:table-cell table:formula="of:=[.C18]/0.057+7" office:value-type="float" office:value="7.14112000805987" calcext:value-type="float">
            <text:p>7.141120008059870</text:p>
          </table:table-cell>
          <table:table-cell table:formula="of:=[.E17]*[.$F$2]+[.C18]*(1-[.$F$2])" office:value-type="float" office:value="0.0260451955815279" calcext:value-type="float">
            <text:p>0.026045195581528</text:p>
          </table:table-cell>
          <table:table-cell table:formula="of:=[.F17]*[.$F$2]+[.D18]*(1-[.$F$2])" office:value-type="float" office:value="7.45693325581628" calcext:value-type="float">
            <text:p>7.456933255816280</text:p>
          </table:table-cell>
          <table:table-cell/>
          <table:table-cell office:value-type="float" office:value="9" calcext:value-type="float">
            <text:p>9</text:p>
          </table:table-cell>
          <table:table-cell table:formula="of:=[.I17]+[.$J$2]" office:value-type="float" office:value="0.9" calcext:value-type="float">
            <text:p>0.9</text:p>
          </table:table-cell>
          <table:table-cell office:value-type="float" office:value="6" calcext:value-type="float">
            <text:p>6</text:p>
          </table:table-cell>
          <table:table-cell table:style-name="ce4" table:formula="of:=IF([.I18]&gt;[.$J$4])" office:value-type="boolean" office:boolean-value="true" calcext:value-type="boolean">
            <text:p>TRUE</text:p>
          </table:table-cell>
          <table:table-cell table:style-name="ce4" table:formula="of:=IF([.J18]&lt;[.$J$5])" office:value-type="boolean" office:boolean-value="false" calcext:value-type="boolean">
            <text:p>FALSE</text:p>
          </table:table-cell>
          <table:table-cell table:style-name="ce4" table:formula="of:=IF([.J18]&gt;[.$J$6])" office:value-type="boolean" office:boolean-value="false" calcext:value-type="boolean">
            <text:p>FALSE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No adjustment needed, outfile is zeros</text:p>
          </table:table-cell>
          <table:table-cell table:number-columns-repeated="2"/>
          <table:table-cell table:formula="of:=([.J18]-[.$R$6])*[.$R$5]" office:value-type="float" office:value="-0.057" calcext:value-type="float">
            <text:p>-0.057</text:p>
          </table:table-cell>
        </table:table-row>
        <table:table-row table:style-name="ro1">
          <table:table-cell/>
          <table:table-cell table:formula="of:=[.B18]+[.$C$2]" office:value-type="float" office:value="13" calcext:value-type="float">
            <text:p>13</text:p>
          </table:table-cell>
          <table:table-cell table:formula="of:=[.$C$3]*SIN([.$C$4]*[.B19])" office:value-type="float" office:value="-0.00616712266821618" calcext:value-type="float">
            <text:p>-0.006167122668216</text:p>
          </table:table-cell>
          <table:table-cell table:formula="of:=[.C19]/0.057+7" office:value-type="float" office:value="6.89180486546989" calcext:value-type="float">
            <text:p>6.891804865469890</text:p>
          </table:table-cell>
          <table:table-cell table:formula="of:=[.E18]*[.$F$2]+[.C19]*(1-[.$F$2])" office:value-type="float" office:value="0.0228239637565535" calcext:value-type="float">
            <text:p>0.022823963756554</text:p>
          </table:table-cell>
          <table:table-cell table:formula="of:=[.F18]*[.$F$2]+[.D19]*(1-[.$F$2])" office:value-type="float" office:value="7.40042041678164" calcext:value-type="float">
            <text:p>7.400420416781640</text:p>
          </table:table-cell>
          <table:table-cell table:number-columns-repeated="12"/>
        </table:table-row>
        <table:table-row table:style-name="ro1">
          <table:table-cell/>
          <table:table-cell table:formula="of:=[.B19]+[.$C$2]" office:value-type="float" office:value="14" calcext:value-type="float">
            <text:p>14</text:p>
          </table:table-cell>
          <table:table-cell table:formula="of:=[.$C$3]*SIN([.$C$4]*[.B20])" office:value-type="float" office:value="-0.0199946439783083" calcext:value-type="float">
            <text:p>-0.019994643978308</text:p>
          </table:table-cell>
          <table:table-cell table:formula="of:=[.C20]/0.057+7" office:value-type="float" office:value="6.64921677231038" calcext:value-type="float">
            <text:p>6.649216772310380</text:p>
          </table:table-cell>
          <table:table-cell table:formula="of:=[.E19]*[.$F$2]+[.C20]*(1-[.$F$2])" office:value-type="float" office:value="0.0185421029830673" calcext:value-type="float">
            <text:p>0.018542102983067</text:p>
          </table:table-cell>
          <table:table-cell table:formula="of:=[.F19]*[.$F$2]+[.D20]*(1-[.$F$2])" office:value-type="float" office:value="7.32530005233452" calcext:value-type="float">
            <text:p>7.325300052334520</text:p>
          </table:table-cell>
          <table:table-cell table:number-columns-repeated="12"/>
        </table:table-row>
        <table:table-row table:style-name="ro1">
          <table:table-cell/>
          <table:table-cell table:formula="of:=[.B20]+[.$C$2]" office:value-type="float" office:value="15" calcext:value-type="float">
            <text:p>15</text:p>
          </table:table-cell>
          <table:table-cell table:formula="of:=[.$C$3]*SIN([.$C$4]*[.B21])" office:value-type="float" office:value="-0.0325789951683136" calcext:value-type="float">
            <text:p>-0.032578995168314</text:p>
          </table:table-cell>
          <table:table-cell table:formula="of:=[.C21]/0.057+7" office:value-type="float" office:value="6.42843868125766" calcext:value-type="float">
            <text:p>6.428438681257660</text:p>
          </table:table-cell>
          <table:table-cell table:formula="of:=[.E20]*[.$F$2]+[.C21]*(1-[.$F$2])" office:value-type="float" office:value="0.0134299931679292" calcext:value-type="float">
            <text:p>0.013429993167929</text:p>
          </table:table-cell>
          <table:table-cell table:formula="of:=[.F20]*[.$F$2]+[.D21]*(1-[.$F$2])" office:value-type="float" office:value="7.23561391522683" calcext:value-type="float">
            <text:p>7.235613915226830</text:p>
          </table:table-cell>
          <table:table-cell table:number-columns-repeated="12"/>
        </table:table-row>
        <table:table-row table:style-name="ro1">
          <table:table-cell/>
          <table:table-cell table:formula="of:=[.B21]+[.$C$2]" office:value-type="float" office:value="16" calcext:value-type="float">
            <text:p>16</text:p>
          </table:table-cell>
          <table:table-cell table:formula="of:=[.$C$3]*SIN([.$C$4]*[.B22])" office:value-type="float" office:value="-0.0431377422325519" calcext:value-type="float">
            <text:p>-0.043137742232552</text:p>
          </table:table-cell>
          <table:table-cell table:formula="of:=[.C22]/0.057+7" office:value-type="float" office:value="6.24319750469207" calcext:value-type="float">
            <text:p>6.243197504692070</text:p>
          </table:table-cell>
          <table:table-cell table:formula="of:=[.E21]*[.$F$2]+[.C22]*(1-[.$F$2])" office:value-type="float" office:value="0.00777321962788112" calcext:value-type="float">
            <text:p>0.007773219627881</text:p>
          </table:table-cell>
          <table:table-cell table:formula="of:=[.F21]*[.$F$2]+[.D22]*(1-[.$F$2])" office:value-type="float" office:value="7.13637227417335" calcext:value-type="float">
            <text:p>7.136372274173350</text:p>
          </table:table-cell>
          <table:table-cell table:number-columns-repeated="12"/>
        </table:table-row>
        <table:table-row table:style-name="ro1">
          <table:table-cell/>
          <table:table-cell table:formula="of:=[.B22]+[.$C$2]" office:value-type="float" office:value="17" calcext:value-type="float">
            <text:p>17</text:p>
          </table:table-cell>
          <table:table-cell table:formula="of:=[.$C$3]*SIN([.$C$4]*[.B23])" office:value-type="float" office:value="-0.0510143934190293" calcext:value-type="float">
            <text:p>-0.051014393419029</text:p>
          </table:table-cell>
          <table:table-cell table:formula="of:=[.C23]/0.057+7" office:value-type="float" office:value="6.10501064177142" calcext:value-type="float">
            <text:p>6.105010641771420</text:p>
          </table:table-cell>
          <table:table-cell table:formula="of:=[.E22]*[.$F$2]+[.C23]*(1-[.$F$2])" office:value-type="float" office:value="0.00189445832319008" calcext:value-type="float">
            <text:p>0.001894458323190</text:p>
          </table:table-cell>
          <table:table-cell table:formula="of:=[.F22]*[.$F$2]+[.D23]*(1-[.$F$2])" office:value-type="float" office:value="7.03323611093316" calcext:value-type="float">
            <text:p>7.033236110933160</text:p>
          </table:table-cell>
          <table:table-cell table:number-columns-repeated="12"/>
        </table:table-row>
        <table:table-row table:style-name="ro1">
          <table:table-cell/>
          <table:table-cell table:formula="of:=[.B23]+[.$C$2]" office:value-type="float" office:value="18" calcext:value-type="float">
            <text:p>18</text:p>
          </table:table-cell>
          <table:table-cell table:formula="of:=[.$C$3]*SIN([.$C$4]*[.B24])" office:value-type="float" office:value="-0.0557192167069105" calcext:value-type="float">
            <text:p>-0.055719216706911</text:p>
          </table:table-cell>
          <table:table-cell table:formula="of:=[.C24]/0.057+7" office:value-type="float" office:value="6.0224698823349" calcext:value-type="float">
            <text:p>6.022469882334900</text:p>
          </table:table-cell>
          <table:table-cell table:formula="of:=[.E23]*[.$F$2]+[.C24]*(1-[.$F$2])" office:value-type="float" office:value="-0.00386690917981998" calcext:value-type="float">
            <text:p>-0.003866909179820</text:p>
          </table:table-cell>
          <table:table-cell table:formula="of:=[.F23]*[.$F$2]+[.D24]*(1-[.$F$2])" office:value-type="float" office:value="6.93215948807333" calcext:value-type="float">
            <text:p>6.932159488073330</text:p>
          </table:table-cell>
          <table:table-cell/>
          <table:table-cell table:style-name="ce1" office:value-type="string" calcext:value-type="string" table:number-columns-spanned="10" table:number-rows-spanned="1">
            <text:p>Temp and humidity</text:p>
          </table:table-cell>
          <table:covered-table-cell table:number-columns-repeated="9"/>
          <table:table-cell/>
        </table:table-row>
        <table:table-row table:style-name="ro1">
          <table:table-cell/>
          <table:table-cell table:formula="of:=[.B24]+[.$C$2]" office:value-type="float" office:value="19" calcext:value-type="float">
            <text:p>19</text:p>
          </table:table-cell>
          <table:table-cell table:formula="of:=[.$C$3]*SIN([.$C$4]*[.B25])" office:value-type="float" office:value="-0.0569596889715966" calcext:value-type="float">
            <text:p>-0.056959688971597</text:p>
          </table:table-cell>
          <table:table-cell table:formula="of:=[.C25]/0.057+7" office:value-type="float" office:value="6.00070721102462" calcext:value-type="float">
            <text:p>6.000707211024620</text:p>
          </table:table-cell>
          <table:table-cell table:formula="of:=[.E24]*[.$F$2]+[.C25]*(1-[.$F$2])" office:value-type="float" office:value="-0.00917618715899763" calcext:value-type="float">
            <text:p>-0.009176187158998</text:p>
          </table:table-cell>
          <table:table-cell table:formula="of:=[.F24]*[.$F$2]+[.D25]*(1-[.$F$2])" office:value-type="float" office:value="6.83901426036846" calcext:value-type="float">
            <text:p>6.839014260368460</text:p>
          </table:table-cell>
          <table:table-cell/>
          <table:table-cell office:value-type="string" calcext:value-type="string">
            <text:p>dt</text:p>
          </table:table-cell>
          <table:table-cell office:value-type="float" office:value="0.05" calcext:value-type="float">
            <text:p>0.05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string" calcext:value-type="string">
            <text:p>dt</text:p>
          </table:table-cell>
          <table:table-cell table:formula="of:=[.I25]" office:value-type="float" office:value="0.05" calcext:value-type="float">
            <text:p>0.05</text:p>
          </table:table-cell>
          <table:table-cell office:value-type="float" office:value="0.8" calcext:value-type="float">
            <text:p>0.8</text:p>
          </table:table-cell>
          <table:table-cell table:number-columns-repeated="4"/>
        </table:table-row>
        <table:table-row table:style-name="ro1">
          <table:table-cell/>
          <table:table-cell table:formula="of:=[.B25]+[.$C$2]" office:value-type="float" office:value="20" calcext:value-type="float">
            <text:p>20</text:p>
          </table:table-cell>
          <table:table-cell table:formula="of:=[.$C$3]*SIN([.$C$4]*[.B26])" office:value-type="float" office:value="-0.0546586836557989" calcext:value-type="float">
            <text:p>-0.054658683655799</text:p>
          </table:table-cell>
          <table:table-cell table:formula="of:=[.C26]/0.057+7" office:value-type="float" office:value="6.04107572533686" calcext:value-type="float">
            <text:p>6.041075725336860</text:p>
          </table:table-cell>
          <table:table-cell table:formula="of:=[.E25]*[.$F$2]+[.C26]*(1-[.$F$2])" office:value-type="float" office:value="-0.0137244368086778" calcext:value-type="float">
            <text:p>-0.013724436808678</text:p>
          </table:table-cell>
          <table:table-cell table:formula="of:=[.F25]*[.$F$2]+[.D26]*(1-[.$F$2])" office:value-type="float" office:value="6.7592204068653" calcext:value-type="float">
            <text:p>6.75922040686530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/>
          <table:table-cell table:formula="of:=[.B26]+[.$C$2]" office:value-type="float" office:value="21" calcext:value-type="float">
            <text:p>21</text:p>
          </table:table-cell>
          <table:table-cell table:formula="of:=[.$C$3]*SIN([.$C$4]*[.B27])" office:value-type="float" office:value="-0.0489592661253157" calcext:value-type="float">
            <text:p>-0.048959266125316</text:p>
          </table:table-cell>
          <table:table-cell table:formula="of:=[.C27]/0.057+7" office:value-type="float" office:value="6.14106550657341" calcext:value-type="float">
            <text:p>6.141065506573410</text:p>
          </table:table-cell>
          <table:table-cell table:formula="of:=[.E26]*[.$F$2]+[.C27]*(1-[.$F$2])" office:value-type="float" office:value="-0.0172479197403416" calcext:value-type="float">
            <text:p>-0.017247919740342</text:p>
          </table:table-cell>
          <table:table-cell table:formula="of:=[.F26]*[.$F$2]+[.D27]*(1-[.$F$2])" office:value-type="float" office:value="6.69740491683611" calcext:value-type="float">
            <text:p>6.697404916836110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aw temp</text:p>
          </table:table-cell>
          <table:table-cell office:value-type="string" calcext:value-type="string">
            <text:p>moving average</text:p>
          </table:table-cell>
          <table:table-cell/>
          <table:table-cell office:value-type="string" calcext:value-type="string">
            <text:p>time</text:p>
          </table:table-cell>
          <table:table-cell office:value-type="string" calcext:value-type="string">
            <text:p>raw humiudity</text:p>
          </table:table-cell>
          <table:table-cell office:value-type="string" calcext:value-type="string">
            <text:p>moving average</text:p>
          </table:table-cell>
          <table:table-cell table:number-columns-repeated="4"/>
        </table:table-row>
        <table:table-row table:style-name="ro1">
          <table:table-cell/>
          <table:table-cell table:formula="of:=[.B27]+[.$C$2]" office:value-type="float" office:value="22" calcext:value-type="float">
            <text:p>22</text:p>
          </table:table-cell>
          <table:table-cell table:formula="of:=[.$C$3]*SIN([.$C$4]*[.B28])" office:value-type="float" office:value="-0.0402157985575123" calcext:value-type="float">
            <text:p>-0.040215798557512</text:p>
          </table:table-cell>
          <table:table-cell table:formula="of:=[.C28]/0.057+7" office:value-type="float" office:value="6.29445967442961" calcext:value-type="float">
            <text:p>6.294459674429610</text:p>
          </table:table-cell>
          <table:table-cell table:formula="of:=[.E27]*[.$F$2]+[.C28]*(1-[.$F$2])" office:value-type="float" office:value="-0.0195447076220586" calcext:value-type="float">
            <text:p>-0.019544707622059</text:p>
          </table:table-cell>
          <table:table-cell table:formula="of:=[.F27]*[.$F$2]+[.D28]*(1-[.$F$2])" office:value-type="float" office:value="6.65711039259546" calcext:value-type="float">
            <text:p>6.657110392595460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Was successful at reading both</text:p>
          </table:table-cell>
          <table:table-cell/>
        </table:table-row>
        <table:table-row table:style-name="ro1">
          <table:table-cell/>
          <table:table-cell table:formula="of:=[.B28]+[.$C$2]" office:value-type="float" office:value="23" calcext:value-type="float">
            <text:p>23</text:p>
          </table:table-cell>
          <table:table-cell table:formula="of:=[.$C$3]*SIN([.$C$4]*[.B29])" office:value-type="float" office:value="-0.0289719074174577" calcext:value-type="float">
            <text:p>-0.028971907417458</text:p>
          </table:table-cell>
          <table:table-cell table:formula="of:=[.C29]/0.057+7" office:value-type="float" office:value="6.49172092250074" calcext:value-type="float">
            <text:p>6.491720922500740</text:p>
          </table:table-cell>
          <table:table-cell table:formula="of:=[.E28]*[.$F$2]+[.C29]*(1-[.$F$2])" office:value-type="float" office:value="-0.0204874276015985" calcext:value-type="float">
            <text:p>-0.020487427601599</text:p>
          </table:table-cell>
          <table:table-cell table:formula="of:=[.F28]*[.$F$2]+[.D29]*(1-[.$F$2])" office:value-type="float" office:value="6.64057144558599" calcext:value-type="float">
            <text:p>6.64057144558599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0.5" calcext:value-type="float">
            <text:p>20.5</text:p>
          </table:table-cell>
          <table:table-cell table:style-name="ce6" table:formula="of:=IF([.I29]=&quot;None&quot;;[.J28];[.$J$25]*[.J28]+(1-[.$J$25])*[.I29])" office:value-type="float" office:value="20.05" calcext:value-type="float">
            <text:p>20.0500</text:p>
          </table:table-cell>
          <table:table-cell table:formula="of:=CONCATENATE([.H29];&quot;,_,_,&quot;;[.I29];&quot;,&quot;;[.J29])" office:value-type="string" office:string-value="0,_,_,20.5,20.05" calcext:value-type="string">
            <text:p>0,_,_,20.5,20.05</text:p>
          </table:table-cell>
          <table:table-cell table:formula="of:=[.H29]" office:value-type="float" office:value="0" calcext:value-type="float">
            <text:p>0</text:p>
          </table:table-cell>
          <table:table-cell office:value-type="float" office:value="50.5" calcext:value-type="float">
            <text:p>50.5</text:p>
          </table:table-cell>
          <table:table-cell table:style-name="ce6" table:formula="of:=IF([.M29]=&quot;None&quot;;[.N28];[.$N$25]*[.N28]+(1-[.$N$25])*[.M29])" office:value-type="float" office:value="50.1" calcext:value-type="float">
            <text:p>50.1000</text:p>
          </table:table-cell>
          <table:table-cell table:formula="of:=CONCATENATE([.L29];&quot;,_,_,&quot;;[.M29];&quot;,&quot;;[.N29])" office:value-type="string" office:string-value="0,_,_,50.5,50.1" calcext:value-type="string">
            <text:p>0,_,_,50.5,50.1</text:p>
          </table:table-cell>
          <table:table-cell/>
          <table:table-cell table:formula="of:=IF(OR([.I29]=&quot;None&quot;;[.M29]=&quot;None&quot;);0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29]+[.$C$2]" office:value-type="float" office:value="24" calcext:value-type="float">
            <text:p>24</text:p>
          </table:table-cell>
          <table:table-cell table:formula="of:=[.$C$3]*SIN([.$C$4]*[.B30])" office:value-type="float" office:value="-0.0159266833973388" calcext:value-type="float">
            <text:p>-0.015926683397339</text:p>
          </table:table-cell>
          <table:table-cell table:formula="of:=[.C30]/0.057+7" office:value-type="float" office:value="6.72058450180107" calcext:value-type="float">
            <text:p>6.720584501801070</text:p>
          </table:table-cell>
          <table:table-cell table:formula="of:=[.E29]*[.$F$2]+[.C30]*(1-[.$F$2])" office:value-type="float" office:value="-0.0200313531811726" calcext:value-type="float">
            <text:p>-0.020031353181173</text:p>
          </table:table-cell>
          <table:table-cell table:formula="of:=[.F29]*[.$F$2]+[.D30]*(1-[.$F$2])" office:value-type="float" office:value="6.6485727512075" calcext:value-type="float">
            <text:p>6.648572751207500</text:p>
          </table:table-cell>
          <table:table-cell/>
          <table:table-cell table:formula="of:=[.H29]+[.$I$25]" office:value-type="float" office:value="0.05" calcext:value-type="float">
            <text:p>0.05</text:p>
          </table:table-cell>
          <table:table-cell/>
          <table:table-cell table:style-name="ce6"/>
          <table:table-cell/>
          <table:table-cell table:formula="of:=[.H30]" office:value-type="float" office:value="0.05" calcext:value-type="float">
            <text:p>0.05</text:p>
          </table:table-cell>
          <table:table-cell/>
          <table:table-cell table:style-name="ce6"/>
          <table:table-cell table:number-columns-repeated="4"/>
        </table:table-row>
        <table:table-row table:style-name="ro1">
          <table:table-cell/>
          <table:table-cell table:formula="of:=[.B30]+[.$C$2]" office:value-type="float" office:value="25" calcext:value-type="float">
            <text:p>25</text:p>
          </table:table-cell>
          <table:table-cell table:formula="of:=[.$C$3]*SIN([.$C$4]*[.B31])" office:value-type="float" office:value="-0.00189121534321074" calcext:value-type="float">
            <text:p>-0.001891215343211</text:p>
          </table:table-cell>
          <table:table-cell table:formula="of:=[.C31]/0.057+7" office:value-type="float" office:value="6.96682078345244" calcext:value-type="float">
            <text:p>6.966820783452440</text:p>
          </table:table-cell>
          <table:table-cell table:formula="of:=[.E30]*[.$F$2]+[.C31]*(1-[.$F$2])" office:value-type="float" office:value="-0.0182173393973764" calcext:value-type="float">
            <text:p>-0.018217339397376</text:p>
          </table:table-cell>
          <table:table-cell table:formula="of:=[.F30]*[.$F$2]+[.D31]*(1-[.$F$2])" office:value-type="float" office:value="6.68039755443199" calcext:value-type="float">
            <text:p>6.680397554431990</text:p>
          </table:table-cell>
          <table:table-cell/>
          <table:table-cell table:formula="of:=[.H30]+[.$I$25]" office:value-type="float" office:value="0.1" calcext:value-type="float">
            <text:p>0.1</text:p>
          </table:table-cell>
          <table:table-cell office:value-type="float" office:value="21.5" calcext:value-type="float">
            <text:p>21.5</text:p>
          </table:table-cell>
          <table:table-cell table:style-name="ce6" table:formula="of:=IF([.I31]=&quot;None&quot;;[.J29];[.$J$25]*[.J29]+(1-[.$J$25])*[.I31])" office:value-type="float" office:value="20.195" calcext:value-type="float">
            <text:p>20.1950</text:p>
          </table:table-cell>
          <table:table-cell table:formula="of:=CONCATENATE([.H31];&quot;,_,_,&quot;;[.I31];&quot;,&quot;;[.J31])" office:value-type="string" office:string-value="0.1,_,_,21.5,20.195" calcext:value-type="string">
            <text:p>0.1,_,_,21.5,20.195</text:p>
          </table:table-cell>
          <table:table-cell table:formula="of:=[.H31]" office:value-type="float" office:value="0.1" calcext:value-type="float">
            <text:p>0.1</text:p>
          </table:table-cell>
          <table:table-cell office:value-type="string" calcext:value-type="string">
            <text:p>None</text:p>
          </table:table-cell>
          <table:table-cell table:style-name="ce6" table:formula="of:=IF([.M31]=&quot;None&quot;;[.N29];[.$N$25]*[.N29]+(1-[.$N$25])*[.M31])" office:value-type="float" office:value="50.1" calcext:value-type="float">
            <text:p>50.1000</text:p>
          </table:table-cell>
          <table:table-cell table:formula="of:=CONCATENATE([.L31];&quot;,_,_,&quot;;[.M31];&quot;,&quot;;[.N31])" office:value-type="string" office:string-value="0.1,_,_,None,50.1" calcext:value-type="string">
            <text:p>0.1,_,_,None,50.1</text:p>
          </table:table-cell>
          <table:table-cell/>
          <table:table-cell table:formula="of:=IF(OR([.I31]=&quot;None&quot;;[.M31]=&quot;None&quot;);0;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1]+[.$C$2]" office:value-type="float" office:value="26" calcext:value-type="float">
            <text:p>26</text:p>
          </table:table-cell>
          <table:table-cell table:formula="of:=[.$C$3]*SIN([.$C$4]*[.B32])" office:value-type="float" office:value="0.0122618393210055" calcext:value-type="float">
            <text:p>0.012261839321006</text:p>
          </table:table-cell>
          <table:table-cell table:formula="of:=[.C32]/0.057+7" office:value-type="float" office:value="7.21511998808782" calcext:value-type="float">
            <text:p>7.215119988087820</text:p>
          </table:table-cell>
          <table:table-cell table:formula="of:=[.E31]*[.$F$2]+[.C32]*(1-[.$F$2])" office:value-type="float" office:value="-0.0151694215255382" calcext:value-type="float">
            <text:p>-0.015169421525538</text:p>
          </table:table-cell>
          <table:table-cell table:formula="of:=[.F31]*[.$F$2]+[.D32]*(1-[.$F$2])" office:value-type="float" office:value="6.73386979779758" calcext:value-type="float">
            <text:p>6.733869797797580</text:p>
          </table:table-cell>
          <table:table-cell/>
          <table:table-cell table:formula="of:=[.H31]+[.$I$25]" office:value-type="float" office:value="0.15" calcext:value-type="float">
            <text:p>0.15</text:p>
          </table:table-cell>
          <table:table-cell office:value-type="float" office:value="22.5" calcext:value-type="float">
            <text:p>22.5</text:p>
          </table:table-cell>
          <table:table-cell table:style-name="ce6" table:formula="of:=IF([.I32]=&quot;None&quot;;[.J31];[.$J$25]*[.J31]+(1-[.$J$25])*[.I32])" office:value-type="float" office:value="20.4255" calcext:value-type="float">
            <text:p>20.4255</text:p>
          </table:table-cell>
          <table:table-cell table:formula="of:=CONCATENATE([.H32];&quot;,_,_,&quot;;[.I32];&quot;,&quot;;[.J32])" office:value-type="string" office:string-value="0.15,_,_,22.5,20.4255" calcext:value-type="string">
            <text:p>0.15,_,_,22.5,20.4255</text:p>
          </table:table-cell>
          <table:table-cell table:formula="of:=[.H32]" office:value-type="float" office:value="0.15" calcext:value-type="float">
            <text:p>0.15</text:p>
          </table:table-cell>
          <table:table-cell office:value-type="float" office:value="51.5" calcext:value-type="float">
            <text:p>51.5</text:p>
          </table:table-cell>
          <table:table-cell table:style-name="ce6" table:formula="of:=IF([.M32]=&quot;None&quot;;[.N31];[.$N$25]*[.N31]+(1-[.$N$25])*[.M32])" office:value-type="float" office:value="50.38" calcext:value-type="float">
            <text:p>50.3800</text:p>
          </table:table-cell>
          <table:table-cell table:formula="of:=CONCATENATE([.L32];&quot;,_,_,&quot;;[.M32];&quot;,&quot;;[.N32])" office:value-type="string" office:string-value="0.15,_,_,51.5,50.38" calcext:value-type="string">
            <text:p>0.15,_,_,51.5,50.38</text:p>
          </table:table-cell>
          <table:table-cell/>
          <table:table-cell table:formula="of:=IF(OR([.I32]=&quot;None&quot;;[.M32]=&quot;None&quot;);0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2]+[.$C$2]" office:value-type="float" office:value="27" calcext:value-type="float">
            <text:p>27</text:p>
          </table:table-cell>
          <table:table-cell table:formula="of:=[.$C$3]*SIN([.$C$4]*[.B33])" office:value-type="float" office:value="0.0256525122054952" calcext:value-type="float">
            <text:p>0.025652512205495</text:p>
          </table:table-cell>
          <table:table-cell table:formula="of:=[.C33]/0.057+7" office:value-type="float" office:value="7.45004407378062" calcext:value-type="float">
            <text:p>7.450044073780620</text:p>
          </table:table-cell>
          <table:table-cell table:formula="of:=[.E32]*[.$F$2]+[.C33]*(1-[.$F$2])" office:value-type="float" office:value="-0.0110872281524349" calcext:value-type="float">
            <text:p>-0.011087228152435</text:p>
          </table:table-cell>
          <table:table-cell table:formula="of:=[.F32]*[.$F$2]+[.D33]*(1-[.$F$2])" office:value-type="float" office:value="6.80548722539588" calcext:value-type="float">
            <text:p>6.805487225395880</text:p>
          </table:table-cell>
          <table:table-cell/>
          <table:table-cell table:formula="of:=[.H32]+[.$I$25]" office:value-type="float" office:value="0.2" calcext:value-type="float">
            <text:p>0.2</text:p>
          </table:table-cell>
          <table:table-cell table:number-columns-repeated="3"/>
          <table:table-cell table:formula="of:=[.H33]"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/>
          <table:table-cell table:formula="of:=[.B33]+[.$C$2]" office:value-type="float" office:value="28" calcext:value-type="float">
            <text:p>28</text:p>
          </table:table-cell>
          <table:table-cell table:formula="of:=[.$C$3]*SIN([.$C$4]*[.B34])" office:value-type="float" office:value="0.037448236126971" calcext:value-type="float">
            <text:p>0.037448236126971</text:p>
          </table:table-cell>
          <table:table-cell table:formula="of:=[.C34]/0.057+7" office:value-type="float" office:value="7.65698659871879" calcext:value-type="float">
            <text:p>7.656986598718790</text:p>
          </table:table-cell>
          <table:table-cell table:formula="of:=[.E33]*[.$F$2]+[.C34]*(1-[.$F$2])" office:value-type="float" office:value="-0.00623368172449428" calcext:value-type="float">
            <text:p>-0.006233681724494</text:p>
          </table:table-cell>
          <table:table-cell table:formula="of:=[.F33]*[.$F$2]+[.D34]*(1-[.$F$2])" office:value-type="float" office:value="6.89063716272817" calcext:value-type="float">
            <text:p>6.890637162728170</text:p>
          </table:table-cell>
          <table:table-cell/>
          <table:table-cell table:formula="of:=[.H33]+[.$I$25]" office:value-type="float" office:value="0.25" calcext:value-type="float">
            <text:p>0.25</text:p>
          </table:table-cell>
          <table:table-cell office:value-type="string" calcext:value-type="string">
            <text:p>None</text:p>
          </table:table-cell>
          <table:table-cell table:style-name="ce6" table:formula="of:=IF([.I34]=&quot;None&quot;;[.J32];[.$J$25]*[.J32]+(1-[.$J$25])*[.I34])" office:value-type="float" office:value="20.4255" calcext:value-type="float">
            <text:p>20.4255</text:p>
          </table:table-cell>
          <table:table-cell table:formula="of:=CONCATENATE([.H34];&quot;,_,_,&quot;;[.I34];&quot;,&quot;;[.J34])" office:value-type="string" office:string-value="0.25,_,_,None,20.4255" calcext:value-type="string">
            <text:p>0.25,_,_,None,20.4255</text:p>
          </table:table-cell>
          <table:table-cell table:formula="of:=[.H34]" office:value-type="float" office:value="0.25" calcext:value-type="float">
            <text:p>0.25</text:p>
          </table:table-cell>
          <table:table-cell office:value-type="string" calcext:value-type="string">
            <text:p>None</text:p>
          </table:table-cell>
          <table:table-cell table:style-name="ce6" table:formula="of:=IF([.M34]=&quot;None&quot;;[.N32];[.$N$25]*[.N32]+(1-[.$N$25])*[.M34])" office:value-type="float" office:value="50.38" calcext:value-type="float">
            <text:p>50.3800</text:p>
          </table:table-cell>
          <table:table-cell table:formula="of:=CONCATENATE([.L34];&quot;,_,_,&quot;;[.M34];&quot;,&quot;;[.N34])" office:value-type="string" office:string-value="0.25,_,_,None,50.38" calcext:value-type="string">
            <text:p>0.25,_,_,None,50.38</text:p>
          </table:table-cell>
          <table:table-cell/>
          <table:table-cell table:formula="of:=IF(OR([.I34]=&quot;None&quot;;[.M34]=&quot;None&quot;);0;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4]+[.$C$2]" office:value-type="float" office:value="29" calcext:value-type="float">
            <text:p>29</text:p>
          </table:table-cell>
          <table:table-cell table:formula="of:=[.$C$3]*SIN([.$C$4]*[.B35])" office:value-type="float" office:value="0.0469156101036558" calcext:value-type="float">
            <text:p>0.046915610103656</text:p>
          </table:table-cell>
          <table:table-cell table:formula="of:=[.C35]/0.057+7" office:value-type="float" office:value="7.82308087901151" calcext:value-type="float">
            <text:p>7.823080879011510</text:p>
          </table:table-cell>
          <table:table-cell table:formula="of:=[.E34]*[.$F$2]+[.C35]*(1-[.$F$2])" office:value-type="float" office:value="-0.000918752541679269" calcext:value-type="float">
            <text:p>-0.000918752541679</text:p>
          </table:table-cell>
          <table:table-cell table:formula="of:=[.F34]*[.$F$2]+[.D35]*(1-[.$F$2])" office:value-type="float" office:value="6.9838815343565" calcext:value-type="float">
            <text:p>6.983881534356500</text:p>
          </table:table-cell>
          <table:table-cell/>
          <table:table-cell table:formula="of:=[.H34]+[.$I$25]" office:value-type="float" office:value="0.3" calcext:value-type="float">
            <text:p>0.3</text:p>
          </table:table-cell>
          <table:table-cell office:value-type="float" office:value="23.5" calcext:value-type="float">
            <text:p>23.5</text:p>
          </table:table-cell>
          <table:table-cell table:style-name="ce6" table:formula="of:=IF([.I35]=&quot;None&quot;;[.J33];[.$J$25]*[.J33]+(1-[.$J$25])*[.I35])" office:value-type="float" office:value="2.35" calcext:value-type="float">
            <text:p>2.3500</text:p>
          </table:table-cell>
          <table:table-cell table:formula="of:=CONCATENATE([.H35];&quot;,_,_,&quot;;[.I35];&quot;,&quot;;[.J35])" office:value-type="string" office:string-value="0.3,_,_,23.5,2.35" calcext:value-type="string">
            <text:p>0.3,_,_,23.5,2.35</text:p>
          </table:table-cell>
          <table:table-cell table:formula="of:=[.H35]" office:value-type="float" office:value="0.3" calcext:value-type="float">
            <text:p>0.3</text:p>
          </table:table-cell>
          <table:table-cell office:value-type="float" office:value="52.5" calcext:value-type="float">
            <text:p>52.5</text:p>
          </table:table-cell>
          <table:table-cell table:style-name="ce6" table:formula="of:=IF([.M35]=&quot;None&quot;;[.N34];[.$N$25]*[.N34]+(1-[.$N$25])*[.M35])" office:value-type="float" office:value="50.804" calcext:value-type="float">
            <text:p>50.8040</text:p>
          </table:table-cell>
          <table:table-cell table:formula="of:=CONCATENATE([.L35];&quot;,_,_,&quot;;[.M35];&quot;,&quot;;[.N35])" office:value-type="string" office:string-value="0.3,_,_,52.5,50.804" calcext:value-type="string">
            <text:p>0.3,_,_,52.5,50.804</text:p>
          </table:table-cell>
          <table:table-cell/>
          <table:table-cell table:formula="of:=IF(OR([.I35]=&quot;None&quot;;[.M35]=&quot;None&quot;);0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5]+[.$C$2]" office:value-type="float" office:value="30" calcext:value-type="float">
            <text:p>30</text:p>
          </table:table-cell>
          <table:table-cell table:formula="of:=[.$C$3]*SIN([.$C$4]*[.B36])" office:value-type="float" office:value="0.0534659986761601" calcext:value-type="float">
            <text:p>0.053465998676160</text:p>
          </table:table-cell>
          <table:table-cell table:formula="of:=[.C36]/0.057+7" office:value-type="float" office:value="7.93799997677474" calcext:value-type="float">
            <text:p>7.937999976774740</text:p>
          </table:table-cell>
          <table:table-cell table:formula="of:=[.E35]*[.$F$2]+[.C36]*(1-[.$F$2])" office:value-type="float" office:value="0.00451972258010467" calcext:value-type="float">
            <text:p>0.004519722580105</text:p>
          </table:table-cell>
          <table:table-cell table:formula="of:=[.F35]*[.$F$2]+[.D36]*(1-[.$F$2])" office:value-type="float" office:value="7.07929337859833" calcext:value-type="float">
            <text:p>7.079293378598330</text:p>
          </table:table-cell>
          <table:table-cell/>
          <table:table-cell table:formula="of:=[.H35]+[.$I$25]" office:value-type="float" office:value="0.35" calcext:value-type="float">
            <text:p>0.35</text:p>
          </table:table-cell>
          <table:table-cell table:number-columns-repeated="3"/>
          <table:table-cell table:formula="of:=[.H36]" office:value-type="float" office:value="0.35" calcext:value-type="float">
            <text:p>0.35</text:p>
          </table:table-cell>
          <table:table-cell table:number-columns-repeated="6"/>
        </table:table-row>
        <table:table-row table:style-name="ro1">
          <table:table-cell/>
          <table:table-cell table:formula="of:=[.B36]+[.$C$2]" office:value-type="float" office:value="31" calcext:value-type="float">
            <text:p>31</text:p>
          </table:table-cell>
          <table:table-cell table:formula="of:=[.$C$3]*SIN([.$C$4]*[.B37])" office:value-type="float" office:value="0.056692130409337" calcext:value-type="float">
            <text:p>0.056692130409337</text:p>
          </table:table-cell>
          <table:table-cell table:formula="of:=[.C37]/0.057+7" office:value-type="float" office:value="7.99459877911118" calcext:value-type="float">
            <text:p>7.994598779111180</text:p>
          </table:table-cell>
          <table:table-cell table:formula="of:=[.E36]*[.$F$2]+[.C37]*(1-[.$F$2])" office:value-type="float" office:value="0.0097369633630279" calcext:value-type="float">
            <text:p>0.009736963363028</text:p>
          </table:table-cell>
          <table:table-cell table:formula="of:=[.F36]*[.$F$2]+[.D37]*(1-[.$F$2])" office:value-type="float" office:value="7.17082391864961" calcext:value-type="float">
            <text:p>7.170823918649610</text:p>
          </table:table-cell>
          <table:table-cell/>
          <table:table-cell table:formula="of:=[.H36]+[.$I$25]" office:value-type="float" office:value="0.4" calcext:value-type="float">
            <text:p>0.4</text:p>
          </table:table-cell>
          <table:table-cell office:value-type="string" calcext:value-type="string">
            <text:p>None</text:p>
          </table:table-cell>
          <table:table-cell table:style-name="ce6" table:formula="of:=IF([.I37]=&quot;None&quot;;[.J34];[.$J$25]*[.J34]+(1-[.$J$25])*[.I37])" office:value-type="float" office:value="20.4255" calcext:value-type="float">
            <text:p>20.4255</text:p>
          </table:table-cell>
          <table:table-cell table:formula="of:=CONCATENATE([.H37];&quot;,_,_,&quot;;[.I37];&quot;,&quot;;[.J37])" office:value-type="string" office:string-value="0.4,_,_,None,20.4255" calcext:value-type="string">
            <text:p>0.4,_,_,None,20.4255</text:p>
          </table:table-cell>
          <table:table-cell table:formula="of:=[.H37]" office:value-type="float" office:value="0.4" calcext:value-type="float">
            <text:p>0.4</text:p>
          </table:table-cell>
          <table:table-cell office:value-type="string" calcext:value-type="string">
            <text:p>None</text:p>
          </table:table-cell>
          <table:table-cell table:style-name="ce6" table:formula="of:=IF([.M37]=&quot;None&quot;;[.N35];[.$J$25]*[.N35]+(1-[.$J$25])*[.M37])" office:value-type="float" office:value="50.804" calcext:value-type="float">
            <text:p>50.8040</text:p>
          </table:table-cell>
          <table:table-cell table:formula="of:=CONCATENATE([.L37];&quot;,_,_,&quot;;[.M37];&quot;,&quot;;[.N37])" office:value-type="string" office:string-value="0.4,_,_,None,50.804" calcext:value-type="string">
            <text:p>0.4,_,_,None,50.804</text:p>
          </table:table-cell>
          <table:table-cell/>
          <table:table-cell table:formula="of:=IF(OR([.I37]=&quot;None&quot;;[.M37]=&quot;None&quot;);0;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7]+[.$C$2]" office:value-type="float" office:value="32" calcext:value-type="float">
            <text:p>32</text:p>
          </table:table-cell>
          <table:table-cell table:formula="of:=[.$C$3]*SIN([.$C$4]*[.B38])" office:value-type="float" office:value="0.0563934200575328" calcext:value-type="float">
            <text:p>0.056393420057533</text:p>
          </table:table-cell>
          <table:table-cell table:formula="of:=[.C38]/0.057+7" office:value-type="float" office:value="7.98935824662338" calcext:value-type="float">
            <text:p>7.989358246623380</text:p>
          </table:table-cell>
          <table:table-cell table:formula="of:=[.E37]*[.$F$2]+[.C38]*(1-[.$F$2])" office:value-type="float" office:value="0.0144026090324784" calcext:value-type="float">
            <text:p>0.014402609032478</text:p>
          </table:table-cell>
          <table:table-cell table:formula="of:=[.F37]*[.$F$2]+[.D38]*(1-[.$F$2])" office:value-type="float" office:value="7.25267735144699" calcext:value-type="float">
            <text:p>7.252677351446990</text:p>
          </table:table-cell>
          <table:table-cell/>
          <table:table-cell table:formula="of:=[.H37]+[.$I$25]" office:value-type="float" office:value="0.45" calcext:value-type="float">
            <text:p>0.45</text:p>
          </table:table-cell>
          <table:table-cell office:value-type="string" calcext:value-type="string">
            <text:p>None</text:p>
          </table:table-cell>
          <table:table-cell table:style-name="ce6" table:formula="of:=IF([.I38]=&quot;None&quot;;[.J35];[.$J$25]*[.J35]+(1-[.$J$25])*[.I38])" office:value-type="float" office:value="2.35" calcext:value-type="float">
            <text:p>2.3500</text:p>
          </table:table-cell>
          <table:table-cell table:formula="of:=CONCATENATE([.H38];&quot;,_,_,&quot;;[.I38];&quot;,&quot;;[.J38])" office:value-type="string" office:string-value="0.45,_,_,None,2.35" calcext:value-type="string">
            <text:p>0.45,_,_,None,2.35</text:p>
          </table:table-cell>
          <table:table-cell table:formula="of:=[.H38]" office:value-type="float" office:value="0.45" calcext:value-type="float">
            <text:p>0.45</text:p>
          </table:table-cell>
          <table:table-cell office:value-type="float" office:value="53.5" calcext:value-type="float">
            <text:p>53.5</text:p>
          </table:table-cell>
          <table:table-cell table:style-name="ce6" table:formula="of:=IF([.M38]=&quot;None&quot;;[.N37];[.$J$25]*[.N37]+(1-[.$J$25])*[.M38])" office:value-type="float" office:value="51.0736" calcext:value-type="float">
            <text:p>51.0736</text:p>
          </table:table-cell>
          <table:table-cell table:formula="of:=CONCATENATE([.L38];&quot;,_,_,&quot;;[.M38];&quot;,&quot;;[.N38])" office:value-type="string" office:string-value="0.45,_,_,53.5,51.0736" calcext:value-type="string">
            <text:p>0.45,_,_,53.5,51.0736</text:p>
          </table:table-cell>
          <table:table-cell/>
          <table:table-cell table:formula="of:=IF(OR([.I38]=&quot;None&quot;;[.M38]=&quot;None&quot;);0;1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formula="of:=[.B38]+[.$C$2]" office:value-type="float" office:value="33" calcext:value-type="float">
            <text:p>33</text:p>
          </table:table-cell>
          <table:table-cell table:formula="of:=[.$C$3]*SIN([.$C$4]*[.B39])" office:value-type="float" office:value="0.0525884399836424" calcext:value-type="float">
            <text:p>0.052588439983642</text:p>
          </table:table-cell>
          <table:table-cell table:formula="of:=[.C39]/0.057+7" office:value-type="float" office:value="7.92260421023934" calcext:value-type="float">
            <text:p>7.922604210239340</text:p>
          </table:table-cell>
          <table:table-cell table:formula="of:=[.E38]*[.$F$2]+[.C39]*(1-[.$F$2])" office:value-type="float" office:value="0.0182211921275948" calcext:value-type="float">
            <text:p>0.018221192127595</text:p>
          </table:table-cell>
          <table:table-cell table:formula="of:=[.F38]*[.$F$2]+[.D39]*(1-[.$F$2])" office:value-type="float" office:value="7.31967003732622" calcext:value-type="float">
            <text:p>7.319670037326220</text:p>
          </table:table-cell>
          <table:table-cell/>
          <table:table-cell table:formula="of:=[.H38]+[.$I$25]" office:value-type="float" office:value="0.5" calcext:value-type="float">
            <text:p>0.5</text:p>
          </table:table-cell>
          <table:table-cell office:value-type="float" office:value="24.5" calcext:value-type="float">
            <text:p>24.5</text:p>
          </table:table-cell>
          <table:table-cell table:style-name="ce6" table:formula="of:=IF([.I39]=&quot;None&quot;;[.J38];[.$J$25]*[.J38]+(1-[.$J$25])*[.I39])" office:value-type="float" office:value="4.565" calcext:value-type="float">
            <text:p>4.5650</text:p>
          </table:table-cell>
          <table:table-cell table:formula="of:=CONCATENATE([.H39];&quot;,_,_,&quot;;[.I39];&quot;,&quot;;[.J39])" office:value-type="string" office:string-value="0.5,_,_,24.5,4.565" calcext:value-type="string">
            <text:p>0.5,_,_,24.5,4.565</text:p>
          </table:table-cell>
          <table:table-cell table:formula="of:=[.H39]" office:value-type="float" office:value="0.5" calcext:value-type="float">
            <text:p>0.5</text:p>
          </table:table-cell>
          <table:table-cell office:value-type="float" office:value="54.5" calcext:value-type="float">
            <text:p>54.5</text:p>
          </table:table-cell>
          <table:table-cell table:style-name="ce6" table:formula="of:=IF([.M39]=&quot;None&quot;;[.N38];[.$J$25]*[.N38]+(1-[.$J$25])*[.M39])" office:value-type="float" office:value="51.41624" calcext:value-type="float">
            <text:p>51.4162</text:p>
          </table:table-cell>
          <table:table-cell table:formula="of:=CONCATENATE([.L39];&quot;,_,_,&quot;;[.M39];&quot;,&quot;;[.N39])" office:value-type="string" office:string-value="0.5,_,_,54.5,51.41624" calcext:value-type="string">
            <text:p>0.5,_,_,54.5,51.41624</text:p>
          </table:table-cell>
          <table:table-cell/>
          <table:table-cell table:formula="of:=IF(OR([.I39]=&quot;None&quot;;[.M39]=&quot;None&quot;);0;1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formula="of:=[.B39]+[.$C$2]" office:value-type="float" office:value="34" calcext:value-type="float">
            <text:p>34</text:p>
          </table:table-cell>
          <table:table-cell table:formula="of:=[.$C$3]*SIN([.$C$4]*[.B40])" office:value-type="float" office:value="0.0455137654195389" calcext:value-type="float">
            <text:p>0.045513765419539</text:p>
          </table:table-cell>
          <table:table-cell table:formula="of:=[.C40]/0.057+7" office:value-type="float" office:value="7.79848711262349" calcext:value-type="float">
            <text:p>7.798487112623490</text:p>
          </table:table-cell>
          <table:table-cell table:formula="of:=[.E39]*[.$F$2]+[.C40]*(1-[.$F$2])" office:value-type="float" office:value="0.0209504494567892" calcext:value-type="float">
            <text:p>0.020950449456789</text:p>
          </table:table-cell>
          <table:table-cell table:formula="of:=[.F39]*[.$F$2]+[.D40]*(1-[.$F$2])" office:value-type="float" office:value="7.36755174485595" calcext:value-type="float">
            <text:p>7.367551744855950</text:p>
          </table:table-cell>
          <table:table-cell table:number-columns-repeated="12"/>
        </table:table-row>
        <table:table-row table:style-name="ro1">
          <table:table-cell/>
          <table:table-cell table:formula="of:=[.B40]+[.$C$2]" office:value-type="float" office:value="35" calcext:value-type="float">
            <text:p>35</text:p>
          </table:table-cell>
          <table:table-cell table:formula="of:=[.$C$3]*SIN([.$C$4]*[.B41])" office:value-type="float" office:value="0.035609265363989" calcext:value-type="float">
            <text:p>0.035609265363989</text:p>
          </table:table-cell>
          <table:table-cell table:formula="of:=[.C41]/0.057+7" office:value-type="float" office:value="7.62472395375419" calcext:value-type="float">
            <text:p>7.624723953754190</text:p>
          </table:table-cell>
          <table:table-cell table:formula="of:=[.E40]*[.$F$2]+[.C41]*(1-[.$F$2])" office:value-type="float" office:value="0.0224163310475092" calcext:value-type="float">
            <text:p>0.022416331047509</text:p>
          </table:table-cell>
          <table:table-cell table:formula="of:=[.F40]*[.$F$2]+[.D41]*(1-[.$F$2])" office:value-type="float" office:value="7.39326896574578" calcext:value-type="float">
            <text:p>7.393268965745780</text:p>
          </table:table-cell>
          <table:table-cell table:number-columns-repeated="12"/>
        </table:table-row>
        <table:table-row table:style-name="ro1">
          <table:table-cell/>
          <table:table-cell table:formula="of:=[.B41]+[.$C$2]" office:value-type="float" office:value="36" calcext:value-type="float">
            <text:p>36</text:p>
          </table:table-cell>
          <table:table-cell table:formula="of:=[.$C$3]*SIN([.$C$4]*[.B42])" office:value-type="float" office:value="0.0234907536587801" calcext:value-type="float">
            <text:p>0.023490753658780</text:p>
          </table:table-cell>
          <table:table-cell table:formula="of:=[.C42]/0.057+7" office:value-type="float" office:value="7.41211848524176" calcext:value-type="float">
            <text:p>7.412118485241760</text:p>
          </table:table-cell>
          <table:table-cell table:formula="of:=[.E41]*[.$F$2]+[.C42]*(1-[.$F$2])" office:value-type="float" office:value="0.0225237733086363" calcext:value-type="float">
            <text:p>0.022523773308636</text:p>
          </table:table-cell>
          <table:table-cell table:formula="of:=[.F41]*[.$F$2]+[.D42]*(1-[.$F$2])" office:value-type="float" office:value="7.39515391769537" calcext:value-type="float">
            <text:p>7.395153917695370</text:p>
          </table:table-cell>
          <table:table-cell table:number-columns-repeated="12"/>
        </table:table-row>
        <table:table-row table:style-name="ro1">
          <table:table-cell/>
          <table:table-cell table:formula="of:=[.B42]+[.$C$2]" office:value-type="float" office:value="37" calcext:value-type="float">
            <text:p>37</text:p>
          </table:table-cell>
          <table:table-cell table:formula="of:=[.$C$3]*SIN([.$C$4]*[.B43])" office:value-type="float" office:value="0.00991170066668471" calcext:value-type="float">
            <text:p>0.009911700666685</text:p>
          </table:table-cell>
          <table:table-cell table:formula="of:=[.C43]/0.057+7" office:value-type="float" office:value="7.17388948538043" calcext:value-type="float">
            <text:p>7.173889485380430</text:p>
          </table:table-cell>
          <table:table-cell table:formula="of:=[.E42]*[.$F$2]+[.C43]*(1-[.$F$2])" office:value-type="float" office:value="0.0212625660444411" calcext:value-type="float">
            <text:p>0.021262566044441</text:p>
          </table:table-cell>
          <table:table-cell table:formula="of:=[.F42]*[.$F$2]+[.D43]*(1-[.$F$2])" office:value-type="float" office:value="7.37302747446388" calcext:value-type="float">
            <text:p>7.373027474463880</text:p>
          </table:table-cell>
          <table:table-cell table:number-columns-repeated="12"/>
        </table:table-row>
        <table:table-row table:style-name="ro1">
          <table:table-cell/>
          <table:table-cell table:formula="of:=[.B43]+[.$C$2]" office:value-type="float" office:value="38" calcext:value-type="float">
            <text:p>38</text:p>
          </table:table-cell>
          <table:table-cell table:formula="of:=[.$C$3]*SIN([.$C$4]*[.B44])" office:value-type="float" office:value="-0.00428361386632313" calcext:value-type="float">
            <text:p>-0.004283613866323</text:p>
          </table:table-cell>
          <table:table-cell table:formula="of:=[.C44]/0.057+7" office:value-type="float" office:value="6.92484887953819" calcext:value-type="float">
            <text:p>6.924848879538190</text:p>
          </table:table-cell>
          <table:table-cell table:formula="of:=[.E43]*[.$F$2]+[.C44]*(1-[.$F$2])" office:value-type="float" office:value="0.0187079480533647" calcext:value-type="float">
            <text:p>0.018707948053365</text:p>
          </table:table-cell>
          <table:table-cell table:formula="of:=[.F43]*[.$F$2]+[.D44]*(1-[.$F$2])" office:value-type="float" office:value="7.32820961497131" calcext:value-type="float">
            <text:p>7.328209614971310</text:p>
          </table:table-cell>
          <table:table-cell table:number-columns-repeated="12"/>
        </table:table-row>
        <table:table-row table:style-name="ro1">
          <table:table-cell/>
          <table:table-cell table:formula="of:=[.B44]+[.$C$2]" office:value-type="float" office:value="39" calcext:value-type="float">
            <text:p>39</text:p>
          </table:table-cell>
          <table:table-cell table:formula="of:=[.$C$3]*SIN([.$C$4]*[.B45])" office:value-type="float" office:value="-0.0182125940364696" calcext:value-type="float">
            <text:p>-0.018212594036470</text:p>
          </table:table-cell>
          <table:table-cell table:formula="of:=[.C45]/0.057+7" office:value-type="float" office:value="6.68048080637773" calcext:value-type="float">
            <text:p>6.680480806377730</text:p>
          </table:table-cell>
          <table:table-cell table:formula="of:=[.E44]*[.$F$2]+[.C45]*(1-[.$F$2])" office:value-type="float" office:value="0.0150158938443813" calcext:value-type="float">
            <text:p>0.015015893844381</text:p>
          </table:table-cell>
          <table:table-cell table:formula="of:=[.F44]*[.$F$2]+[.D45]*(1-[.$F$2])" office:value-type="float" office:value="7.26343673411195" calcext:value-type="float">
            <text:p>7.263436734111950</text:p>
          </table:table-cell>
          <table:table-cell table:number-columns-repeated="12"/>
        </table:table-row>
        <table:table-row table:style-name="ro1" table:number-rows-repeated="23">
          <table:table-cell table:number-columns-repeated="2"/>
          <table:table-cell table:style-name="Default" table:number-columns-repeated="4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4" table:number-columns-repeated="3"/>
          <table:table-cell table:number-columns-repeated="12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5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2"/>
          <table:table-cell table:style-name="ce5" table:number-columns-repeated="2"/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4" loext:min-decimal-places="4" number:min-integer-digits="1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8" loext:min-decimal-places="8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10" loext:min-decimal-places="10" number:min-integer-digits="1"/>
    </number:number-style>
    <number:number-style style:name="N131">
      <number:number number:decimal-places="11" loext:min-decimal-places="11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number number:decimal-places="15" loext:min-decimal-places="15" number:min-integer-digits="1"/>
    </number:number-style>
    <number:number-style style:name="N136">
      <number:number number:decimal-places="16" loext:min-decimal-places="16" number:min-integer-digits="1"/>
    </number:number-style>
    <number:number-style style:name="N137">
      <number:number number:decimal-places="17" loext:min-decimal-places="17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02">00/00/0000</text:date>, <text:time style:data-style-name="N2" text:time-value="02:39:37.0723481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2T02:39:38.575851670</meta:creation-date>
    <meta:editing-duration>PT1M23S</meta:editing-duration>
    <meta:editing-cycles>2</meta:editing-cycles>
    <meta:generator>LibreOffice/5.1.6.2$Linux_X86_64 LibreOffice_project/10m0$Build-2</meta:generator>
    <dc:date>2020-02-02T02:41:00.132081794</dc:date>
    <meta:document-statistic meta:table-count="1" meta:cell-count="411" meta:object-count="0"/>
  </office:meta>
</office:document-meta>
</file>